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5.845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P3" style:family="paragraph">
      <style:text-properties fo:color="#999988" fo:font-style="italic" style:font-style-asian="italic" style:font-style-complex="italic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999988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style:style style:name="T3" style:family="text">
      <style:text-properties fo:color="#333333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99999" fo:font-size="20pt" style:font-size-asian="20pt" style:font-size-complex="20pt"/>
    </style:style>
    <style:style style:name="T7" style:family="text">
      <style:text-properties fo:color="#dd1144" fo:font-size="20pt" style:font-size-asian="20pt" style:font-size-complex="20pt"/>
    </style:style>
    <style:style style:name="T8" style:family="text">
      <style:text-properties fo:color="#009999"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86b3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</text:list-item>
                </text:list>
              </text:list-item>
              <text:list-item>
                <text:p>Invariant</text:p>
                <text:list>
                  <text:list-item>
                    <text:p>A property that is held either before, after, or during a loo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trict</text:p>
              </text:list-item>
              <text:list-item>
                <text:p>Laz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draw:frame draw:style-name="gr2" draw:layer="layout" svg:width="18cm" svg:height="12.6cm" svg:x="6cm" svg:y="8cm">
          <draw:text-box>
            <text:p/>
            <text:p><text:span text:style-name="T3">condition</text:span><text:span text:style-name="T4"> </text:span><text:span text:style-name="T5">=</text:span><text:span text:style-name="T4"> </text:span><text:span text:style-name="T6">True</text:span></text:p>
            <text:p><text:span text:style-name="T5">while</text:span><text:span text:style-name="T4"> </text:span><text:span text:style-name="T3">condition</text:span><text:span text:style-name="T4">:</text:span></text:p>
            <text:p><text:span text:style-name="T4">    </text:span><text:span text:style-name="T7">"""block"""</text:span></text:p>
            <text:p><text:span text:style-name="T4">    </text:span><text:span text:style-name="T3">condition</text:span><text:span text:style-name="T4"> </text:span><text:span text:style-name="T5">=</text:span><text:span text:style-name="T4"> </text:span><text:span text:style-name="T5">not</text:span><text:span text:style-name="T4"> </text:span><text:span text:style-name="T3">condition</text:span></text:p>
            <text:p text:style-name="P3"><text:span text:style-name="T4"># condition is False</text:span></text:p>
            <text:p><text:span text:style-name="T3">x</text:span><text:span text:style-name="T4"> </text:span><text:span text:style-name="T5">=</text:span><text:span text:style-name="T4"> </text:span><text:span text:style-name="T8">1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8">0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-</text:span><text:span text:style-name="T4"> </text:span><text:span text:style-name="T8">1</text:span></text:p>
            <text:p text:style-name="P3"><text:span text:style-name="T4"># x is 0</text:span></text:p>
            <text:p text:style-name="P3"><text:span text:style-name="T4"># maybe you're not sure how many</text:span></text:p>
            <text:p text:style-name="P3"><text:span text:style-name="T4"># iterations you need?</text:span></text:p>
            <text:p><text:span text:style-name="T3">x</text:span><text:span text:style-name="T4"> </text:span><text:span text:style-name="T5">=</text:span><text:span text:style-name="T4"> </text:span><text:span text:style-name="T8">100.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8">1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/</text:span><text:span text:style-name="T4"> </text:span><text:span text:style-name="T8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over an <text:span text:style-name="T9">Iterable </text:span><text:span text:style-name="T10">(collection</text:span> or a range) in order</text:p>
              </text:list-item>
              <text:list-item>
                <text:p>Ranges let you loop a set number of times</text:p>
              </text:list-item>
            </text:list>
            <text:p/>
          </draw:text-box>
        </draw:frame>
        <draw:frame draw:style-name="gr3" draw:text-style-name="P4" draw:layer="layout" svg:width="16.807cm" svg:height="10.103cm" svg:x="8.593cm" svg:y="9.8cm">
          <draw:text-box>
            <text:p text:style-name="P4"><text:span text:style-name="T11">sum</text:span><text:span text:style-name="T4"> </text:span><text:span text:style-name="T5">=</text:span><text:span text:style-name="T4"> </text:span><text:span text:style-name="T8">0</text:span></text:p>
            <text:p text:style-name="P4"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1">range</text:span><text:span text:style-name="T4">(</text:span><text:span text:style-name="T8">1</text:span><text:span text:style-name="T4">,</text:span><text:span text:style-name="T8">10</text:span><text:span text:style-name="T4">):</text:span></text:p>
            <text:p text:style-name="P4"><text:span text:style-name="T4">    </text:span><text:span text:style-name="T11">sum</text:span><text:span text:style-name="T4"> </text:span><text:span text:style-name="T5">=</text:span><text:span text:style-name="T4"> </text:span><text:span text:style-name="T11">sum</text:span><text:span text:style-name="T4"> </text:span><text:span text:style-name="T5">+</text:span><text:span text:style-name="T4"> </text:span><text:span text:style-name="T3">i</text:span></text:p>
            <text:p text:style-name="P5"><text:span text:style-name="T4"># sum is 45</text:span></text:p>
            <text:p text:style-name="P4"><text:span text:style-name="T11">sum</text:span><text:span text:style-name="T4"> </text:span><text:span text:style-name="T5">=</text:span><text:span text:style-name="T4"> </text:span><text:span text:style-name="T8">0</text:span></text:p>
            <text:p text:style-name="P4"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1">xrange</text:span><text:span text:style-name="T4">(</text:span><text:span text:style-name="T8">1</text:span><text:span text:style-name="T4">,</text:span><text:span text:style-name="T8">100000</text:span><text:span text:style-name="T4">):</text:span></text:p>
            <text:p text:style-name="P4"><text:span text:style-name="T4">    </text:span><text:span text:style-name="T11">sum</text:span><text:span text:style-name="T4"> </text:span><text:span text:style-name="T5">=</text:span><text:span text:style-name="T4"> </text:span><text:span text:style-name="T11">sum</text:span><text:span text:style-name="T4"> </text:span><text:span text:style-name="T5">+</text:span><text:span text:style-name="T4"> </text:span><text:span text:style-name="T3">i</text:span></text:p>
            <text:p text:style-name="P5"><text:span text:style-name="T4"># sum is 4 999 950 000</text:span></text:p>
            <text:p text:style-name="P4"><text:span text:style-name="T3">s</text:span><text:span text:style-name="T4"> </text:span><text:span text:style-name="T5">=</text:span><text:span text:style-name="T4"> </text:span><text:span text:style-name="T7">""</text:span></text:p>
            <text:p text:style-name="P4"><text:span text:style-name="T5">for</text:span><text:span text:style-name="T4"> </text:span><text:span text:style-name="T3">elm</text:span><text:span text:style-name="T4"> </text:span><text:span text:style-name="T5">in</text:span><text:span text:style-name="T4"> [</text:span><text:span text:style-name="T7">"a"</text:span><text:span text:style-name="T4">,</text:span><text:span text:style-name="T7">"b"</text:span><text:span text:style-name="T4">,</text:span><text:span text:style-name="T7">"c"</text:span><text:span text:style-name="T4">]:</text:span></text:p>
            <text:p text:style-name="P4"><text:span text:style-name="T4">    </text:span><text:span text:style-name="T3">s</text:span><text:span text:style-name="T4"> </text:span><text:span text:style-name="T5">=</text:span><text:span text:style-name="T4"> </text:span><text:span text:style-name="T3">s</text:span><text:span text:style-name="T4"> </text:span><text:span text:style-name="T5">+</text:span><text:span text:style-name="T4"> </text:span><text:span text:style-name="T3">elm</text:span></text:p>
            <text:p text:style-name="P5"><text:span text:style-name="T4"># s is a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03T00:07:43</dc:date>
    <dc:creator>Abram Hindle</dc:creator>
    <meta:editing-duration>PT5H39M5S</meta:editing-duration>
    <meta:editing-cycles>12</meta:editing-cycles>
    <meta:generator>LibreOffice/4.0.2.2$Linux_X86_64 LibreOffice_project/400m0$Build-2</meta:generator>
    <meta:document-statistic meta:object-count="62"/>
  </office:meta>
</office:document-meta>
</file>